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561f33" officeooo:paragraph-rsid="00561f33"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9"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2"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3"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4da816" officeooo:paragraph-rsid="004da816" style:font-size-asian="10pt" style:font-size-complex="10pt"/>
    </style:style>
    <style:style style:name="P42" style:family="paragraph" style:parent-style-name="Table_20_Contents">
      <style:text-properties style:font-name="DejaVu Sans" fo:font-size="10pt" officeooo:rsid="00b581ba" officeooo:paragraph-rsid="0006f965" style:font-size-asian="10pt" style:font-size-complex="10pt"/>
    </style:style>
    <style:style style:name="P43" style:family="paragraph" style:parent-style-name="Table_20_Contents">
      <style:text-properties style:font-name="DejaVu Sans" fo:font-size="10pt" officeooo:rsid="0040ac2e" officeooo:paragraph-rsid="0040ac2e" style:font-size-asian="10pt" style:font-size-complex="10pt"/>
    </style:style>
    <style:style style:name="P44" style:family="paragraph" style:parent-style-name="Table_20_Contents">
      <style:text-properties style:font-name="DejaVu Sans" fo:font-size="10pt" officeooo:rsid="00bcf6de" officeooo:paragraph-rsid="00082437" style:font-size-asian="10pt" style:font-size-complex="10pt"/>
    </style:style>
    <style:style style:name="P45" style:family="paragraph" style:parent-style-name="Table_20_Contents">
      <style:text-properties style:font-name="DejaVu Sans" fo:font-size="10pt" officeooo:rsid="00486617" officeooo:paragraph-rsid="00486617" style:font-size-asian="10pt" style:font-size-complex="10pt"/>
    </style:style>
    <style:style style:name="P46" style:family="paragraph" style:parent-style-name="Table_20_Contents">
      <style:text-properties style:font-name="DejaVu Sans" fo:font-size="10pt" officeooo:rsid="00b7d3f8" officeooo:paragraph-rsid="0006f965" style:font-size-asian="10pt" style:font-size-complex="10pt"/>
    </style:style>
    <style:style style:name="P47" style:family="paragraph" style:parent-style-name="Table_20_Contents">
      <style:text-properties style:font-name="DejaVu Sans" fo:font-size="10pt" officeooo:rsid="00935722" officeooo:paragraph-rsid="0006f965" style:font-size-asian="10pt" style:font-size-complex="10pt"/>
    </style:style>
    <style:style style:name="P48" style:family="paragraph" style:parent-style-name="Table_20_Contents">
      <style:text-properties style:font-name="DejaVu Sans" fo:font-size="10pt" officeooo:rsid="00b581ba" officeooo:paragraph-rsid="00486617" style:font-size-asian="10pt" style:font-size-complex="10pt"/>
    </style:style>
    <style:style style:name="P49" style:family="paragraph" style:parent-style-name="Table_20_Contents">
      <style:text-properties style:font-name="DejaVu Sans" fo:font-size="10pt" officeooo:rsid="009b286e" officeooo:paragraph-rsid="00486617" style:font-size-asian="10pt" style:font-size-complex="10pt"/>
    </style:style>
    <style:style style:name="P50" style:family="paragraph" style:parent-style-name="Table_20_Contents">
      <style:text-properties style:font-name="DejaVu Sans" fo:font-size="10pt" officeooo:paragraph-rsid="0006f965"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Table_20_Contents">
      <style:text-properties style:font-name="DejaVu Sans" fo:font-size="10pt" officeooo:rsid="00b28bf0" officeooo:paragraph-rsid="004da816" style:font-size-asian="10pt" style:font-size-complex="10pt"/>
    </style:style>
    <style:style style:name="P53" style:family="paragraph" style:parent-style-name="Table_20_Contents">
      <style:text-properties style:font-name="Segoi ui" fo:font-size="10pt" officeooo:rsid="00aed1ce" officeooo:paragraph-rsid="0006f965" style:font-size-asian="10pt" style:font-size-complex="10pt"/>
    </style:style>
    <style:style style:name="P54" style:family="paragraph" style:parent-style-name="Table_20_Contents">
      <style:text-properties style:font-name="DejaVu Sans" fo:font-size="10pt" officeooo:rsid="00b1f963" officeooo:paragraph-rsid="0006f965" style:font-size-asian="10pt" style:font-size-complex="10pt"/>
    </style:style>
    <style:style style:name="P55" style:family="paragraph" style:parent-style-name="Table_20_Contents">
      <style:text-properties style:font-name="Segoi ui" fo:font-size="10pt" officeooo:rsid="00b01059" officeooo:paragraph-rsid="0006f965" style:font-size-asian="10pt" style:font-size-complex="10pt"/>
    </style:style>
    <style:style style:name="P56" style:family="paragraph" style:parent-style-name="Table_20_Contents">
      <style:text-properties style:font-name="DejaVu Sans" fo:font-size="10pt" officeooo:rsid="00b28bf0" officeooo:paragraph-rsid="0006f965" style:font-size-asian="10pt" style:font-size-complex="10pt"/>
    </style:style>
    <style:style style:name="P57" style:family="paragraph" style:parent-style-name="Table_20_Contents">
      <style:text-properties style:font-name="DejaVu Sans" fo:font-size="10pt" officeooo:rsid="00be8b71" officeooo:paragraph-rsid="0006f965" style:font-size-asian="10pt" style:font-size-complex="10pt"/>
    </style:style>
    <style:style style:name="P58" style:family="paragraph" style:parent-style-name="Table_20_Contents">
      <style:text-properties style:font-name="DejaVu Sans" fo:font-size="10pt" officeooo:rsid="00bf9891" officeooo:paragraph-rsid="0006f965" style:font-size-asian="10pt" style:font-size-complex="10pt"/>
    </style:style>
    <style:style style:name="P59" style:family="paragraph" style:parent-style-name="Table_20_Contents">
      <style:text-properties style:font-name="DejaVu Sans" fo:font-size="10pt" officeooo:rsid="00c04f45" officeooo:paragraph-rsid="0006f965" style:font-size-asian="10pt" style:font-size-complex="10pt"/>
    </style:style>
    <style:style style:name="P60" style:family="paragraph" style:parent-style-name="Table_20_Contents">
      <style:text-properties style:font-name="DejaVu Sans" fo:font-size="10pt" officeooo:rsid="00436464" officeooo:paragraph-rsid="00436464" style:font-size-asian="10pt" style:font-size-complex="10pt"/>
    </style:style>
    <style:style style:name="P61" style:family="paragraph" style:parent-style-name="Table_20_Contents">
      <style:text-properties style:font-name="DejaVu Sans" fo:font-size="10pt" officeooo:rsid="004526d1" officeooo:paragraph-rsid="004526d1" style:font-size-asian="10pt" style:font-size-complex="10pt"/>
    </style:style>
    <style:style style:name="P62" style:family="paragraph" style:parent-style-name="Table_20_Contents">
      <style:text-properties style:font-name="DejaVu Sans" fo:font-size="10pt" officeooo:rsid="00be8b71" officeooo:paragraph-rsid="000df8ba" style:font-size-asian="10pt" style:font-size-complex="10pt"/>
    </style:style>
    <style:style style:name="P63" style:family="paragraph" style:parent-style-name="Table_20_Contents">
      <style:text-properties style:font-name="DejaVu Sans" fo:font-size="10pt" officeooo:rsid="0009e870" officeooo:paragraph-rsid="0009e870" style:font-size-asian="10pt" style:font-size-complex="10pt"/>
    </style:style>
    <style:style style:name="P64" style:family="paragraph" style:parent-style-name="Table_20_Contents">
      <style:text-properties style:font-name="DejaVu Sans" fo:font-size="10pt" officeooo:rsid="00bcf6de" officeooo:paragraph-rsid="0009e870" style:font-size-asian="10pt" style:font-size-complex="10pt"/>
    </style:style>
    <style:style style:name="P65" style:family="paragraph" style:parent-style-name="Table_20_Contents">
      <style:text-properties style:font-name="Segoi ui" fo:font-size="10pt" officeooo:rsid="000c0ff4" officeooo:paragraph-rsid="000c0ff4" style:font-size-asian="10pt" style:font-size-complex="10pt"/>
    </style:style>
    <style:style style:name="P66" style:family="paragraph" style:parent-style-name="Table_20_Contents">
      <style:text-properties style:font-name="DejaVu Sans" fo:font-size="10pt" officeooo:rsid="000c0ff4" officeooo:paragraph-rsid="000c0ff4" style:font-size-asian="10pt" style:font-size-complex="10pt"/>
    </style:style>
    <style:style style:name="P67" style:family="paragraph" style:parent-style-name="Table_20_Contents">
      <style:text-properties style:font-name="Segoi ui" fo:font-size="10pt" officeooo:rsid="002a0e44" officeooo:paragraph-rsid="002a0e44" style:font-size-asian="10pt" style:font-size-complex="10pt"/>
    </style:style>
    <style:style style:name="P68"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9" style:family="paragraph" style:parent-style-name="Table_20_Contents">
      <style:text-properties style:font-name="DejaVu Sans" fo:font-size="10pt" officeooo:rsid="00be6269" officeooo:paragraph-rsid="0006f965" style:font-size-asian="10pt" style:font-size-complex="10pt"/>
    </style:style>
    <style:style style:name="P7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1" style:family="paragraph" style:parent-style-name="Standard">
      <style:text-properties style:font-name="DejaVu Sans" fo:font-size="16pt" fo:font-weight="bold" officeooo:rsid="0027446a" officeooo:paragraph-rsid="0036e81d" style:font-size-asian="16pt" style:font-weight-asian="bold" style:font-size-complex="16pt" style:font-weight-complex="bold"/>
    </style:style>
    <style:style style:name="P72" style:family="paragraph" style:parent-style-name="Standard" style:list-style-name="L5"/>
    <style:style style:name="P73" style:family="paragraph" style:parent-style-name="Standard" style:list-style-name="L5">
      <style:text-properties officeooo:paragraph-rsid="00561f33"/>
    </style:style>
    <style:style style:name="P74" style:family="paragraph" style:parent-style-name="Table_20_Contents" style:list-style-name="L5"/>
    <style:style style:name="P7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6"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7"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78"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79" style:family="paragraph" style:parent-style-name="Standard">
      <style:text-properties style:font-name="DejaVu Sans" officeooo:rsid="003f1b4d" officeooo:paragraph-rsid="003f1b4d"/>
    </style:style>
    <style:style style:name="P80" style:family="paragraph" style:parent-style-name="Standard" style:list-style-name="L7">
      <style:text-properties style:font-name="DejaVu Sans" officeooo:rsid="001c9a59" officeooo:paragraph-rsid="00252732"/>
    </style:style>
    <style:style style:name="P81" style:family="paragraph" style:parent-style-name="Standard" style:list-style-name="L8">
      <style:text-properties style:font-name="DejaVu Sans" officeooo:rsid="001c9a59" officeooo:paragraph-rsid="001c9a59"/>
    </style:style>
    <style:style style:name="P82" style:family="paragraph" style:parent-style-name="Standard">
      <style:text-properties style:font-name="DejaVu Sans" officeooo:rsid="001c9a59" officeooo:paragraph-rsid="001c9a59"/>
    </style:style>
    <style:style style:name="P83" style:family="paragraph" style:parent-style-name="Standard">
      <style:text-properties style:font-name="DejaVu Sans" officeooo:rsid="001c9a59" officeooo:paragraph-rsid="00212eba"/>
    </style:style>
    <style:style style:name="P84" style:family="paragraph" style:parent-style-name="Standard">
      <style:text-properties style:font-name="DejaVu Sans" officeooo:rsid="0043003a" officeooo:paragraph-rsid="0043003a"/>
    </style:style>
    <style:style style:name="P85" style:family="paragraph" style:parent-style-name="Standard" style:list-style-name="L9">
      <style:text-properties style:font-name="DejaVu Sans" officeooo:rsid="001c9a59" officeooo:paragraph-rsid="00212eba"/>
    </style:style>
    <style:style style:name="P86" style:family="paragraph" style:parent-style-name="Standard" style:list-style-name="L10">
      <style:text-properties style:font-name="DejaVu Sans" officeooo:rsid="00273ade" officeooo:paragraph-rsid="00273ade"/>
    </style:style>
    <style:style style:name="P87"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59ad01"/>
    </style:style>
    <style:style style:name="T4" style:family="text">
      <style:text-properties officeooo:rsid="0030157f"/>
    </style:style>
    <style:style style:name="T5" style:family="text">
      <style:text-properties officeooo:rsid="000544c0"/>
    </style:style>
    <style:style style:name="T6" style:family="text">
      <style:text-properties officeooo:rsid="0014cf76"/>
    </style:style>
    <style:style style:name="T7" style:family="text">
      <style:text-properties officeooo:rsid="001ec97e"/>
    </style:style>
    <style:style style:name="T8" style:family="text">
      <style:text-properties style:font-name="DejaVu Sans" fo:font-size="12pt" officeooo:rsid="001ea7ef" style:font-size-asian="12pt" style:font-size-complex="12pt"/>
    </style:style>
    <style:style style:name="T9" style:family="text">
      <style:text-properties style:font-name="DejaVu Sans"/>
    </style:style>
    <style:style style:name="T10" style:family="text">
      <style:text-properties officeooo:rsid="001f05b8"/>
    </style:style>
    <style:style style:name="T11" style:family="text">
      <style:text-properties style:font-name="DejaVu Sans" officeooo:rsid="00270091"/>
    </style:style>
    <style:style style:name="T12" style:family="text">
      <style:text-properties style:font-name="DejaVu Sans" officeooo:rsid="001f05b8"/>
    </style:style>
    <style:style style:name="T13" style:family="text">
      <style:text-properties style:font-name="DejaVu Sans" officeooo:rsid="00250369"/>
    </style:style>
    <style:style style:name="T14" style:family="text">
      <style:text-properties officeooo:rsid="00250369"/>
    </style:style>
    <style:style style:name="T15" style:family="text">
      <style:text-properties officeooo:rsid="002da60d"/>
    </style:style>
    <style:style style:name="T16" style:family="text">
      <style:text-properties officeooo:rsid="001b0156"/>
    </style:style>
    <style:style style:name="T17" style:family="text">
      <style:text-properties officeooo:rsid="001be898"/>
    </style:style>
    <style:style style:name="T18" style:family="text">
      <style:text-properties style:font-name="DejaVu Sans" officeooo:rsid="002da60d"/>
    </style:style>
    <style:style style:name="T19" style:family="text">
      <style:text-properties officeooo:rsid="002373cb"/>
    </style:style>
    <style:style style:name="T20" style:family="text">
      <style:text-properties officeooo:rsid="0021459d"/>
    </style:style>
    <style:style style:name="T21" style:family="text">
      <style:text-properties style:font-name="DejaVu Sans" fo:font-size="12pt" fo:font-weight="normal" officeooo:rsid="0021459d" style:font-size-asian="12pt" style:font-weight-asian="normal" style:font-size-complex="12pt" style:font-weight-complex="normal"/>
    </style:style>
    <style:style style:name="T22" style:family="text">
      <style:text-properties style:font-name="DejaVu Sans" fo:font-size="12pt" fo:font-weight="normal" officeooo:rsid="001ec97e" style:font-size-asian="12pt" style:font-weight-asian="normal" style:font-size-complex="12pt" style:font-weight-complex="normal"/>
    </style:style>
    <style:style style:name="T23" style:family="text">
      <style:text-properties style:font-name="DejaVu Sans" fo:font-size="12pt" fo:font-weight="normal" officeooo:rsid="002da60d"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style:font-name="Segoi ui" officeooo:rsid="0021459d"/>
    </style:style>
    <style:style style:name="T26" style:family="text">
      <style:text-properties officeooo:rsid="0012bdaf"/>
    </style:style>
    <style:style style:name="T27" style:family="text">
      <style:text-properties officeooo:rsid="00163a6b"/>
    </style:style>
    <style:style style:name="T28" style:family="text">
      <style:text-properties officeooo:rsid="00193bd5"/>
    </style:style>
    <style:style style:name="T29" style:family="text">
      <style:text-properties officeooo:rsid="00b3fdf3"/>
    </style:style>
    <style:style style:name="T30" style:family="text">
      <style:text-properties officeooo:rsid="00b9e7d2"/>
    </style:style>
    <style:style style:name="T31" style:family="text">
      <style:text-properties style:font-name="Segoi ui"/>
    </style:style>
    <style:style style:name="T32" style:family="text">
      <style:text-properties officeooo:rsid="00935722"/>
    </style:style>
    <style:style style:name="T33" style:family="text">
      <style:text-properties style:font-name="Segoi ui" officeooo:rsid="00ae73f7"/>
    </style:style>
    <style:style style:name="T34" style:family="text">
      <style:text-properties style:font-name="Segoi ui" officeooo:rsid="00aed1ce"/>
    </style:style>
    <style:style style:name="T35" style:family="text">
      <style:text-properties style:font-name="Segoi ui" officeooo:rsid="00324c83"/>
    </style:style>
    <style:style style:name="T36" style:family="text">
      <style:text-properties style:font-name="Segoi ui" officeooo:rsid="00bb5df3"/>
    </style:style>
    <style:style style:name="T37" style:family="text">
      <style:text-properties officeooo:rsid="00bcf6de"/>
    </style:style>
    <style:style style:name="T38" style:family="text">
      <style:text-properties style:font-name="Segoi ui" officeooo:rsid="00bcf6de"/>
    </style:style>
    <style:style style:name="T39" style:family="text">
      <style:text-properties officeooo:rsid="00b5de2c"/>
    </style:style>
    <style:style style:name="T40" style:family="text">
      <style:text-properties style:font-name="Segoi ui" officeooo:rsid="009b286e"/>
    </style:style>
    <style:style style:name="T41" style:family="text">
      <style:text-properties officeooo:rsid="00486617"/>
    </style:style>
    <style:style style:name="T42" style:family="text">
      <style:text-properties style:font-name="Segoi ui" officeooo:rsid="00486617"/>
    </style:style>
    <style:style style:name="T43" style:family="text">
      <style:text-properties officeooo:rsid="00b9414c"/>
    </style:style>
    <style:style style:name="T44" style:family="text">
      <style:text-properties officeooo:rsid="0096025a"/>
    </style:style>
    <style:style style:name="T45" style:family="text">
      <style:text-properties officeooo:rsid="0094de75"/>
    </style:style>
    <style:style style:name="T46" style:family="text">
      <style:text-properties officeooo:rsid="00b7d3f8"/>
    </style:style>
    <style:style style:name="T47" style:family="text">
      <style:text-properties style:font-name="DejaVu Sans" officeooo:rsid="00935722"/>
    </style:style>
    <style:style style:name="T48" style:family="text">
      <style:text-properties officeooo:rsid="00ae73f7"/>
    </style:style>
    <style:style style:name="T49" style:family="text">
      <style:text-properties officeooo:rsid="00aed1ce"/>
    </style:style>
    <style:style style:name="T50" style:family="text">
      <style:text-properties officeooo:rsid="00324c83"/>
    </style:style>
    <style:style style:name="T51" style:family="text">
      <style:text-properties officeooo:rsid="00bb9b1a"/>
    </style:style>
    <style:style style:name="T52" style:family="text">
      <style:text-properties officeooo:rsid="00b1db1b"/>
    </style:style>
    <style:style style:name="T53" style:family="text">
      <style:text-properties officeooo:rsid="00beb730"/>
    </style:style>
    <style:style style:name="T54" style:family="text">
      <style:text-properties officeooo:rsid="00433339"/>
    </style:style>
    <style:style style:name="T55" style:family="text">
      <style:text-properties officeooo:rsid="009b286e"/>
    </style:style>
    <style:style style:name="T56" style:family="text">
      <style:text-properties officeooo:rsid="00be6269"/>
    </style:style>
    <style:style style:name="T57" style:family="text">
      <style:text-properties officeooo:rsid="00350669"/>
    </style:style>
    <style:style style:name="T58" style:family="text">
      <style:text-properties officeooo:rsid="00b581ba"/>
    </style:style>
    <style:style style:name="T59" style:family="text">
      <style:text-properties officeooo:rsid="00341bf4"/>
    </style:style>
    <style:style style:name="T60" style:family="text">
      <style:text-properties style:font-name="Segoi ui" officeooo:rsid="00beb730"/>
    </style:style>
    <style:style style:name="T61" style:family="text">
      <style:text-properties style:font-name="Segoi ui" officeooo:rsid="0009e870"/>
    </style:style>
    <style:style style:name="T62" style:family="text">
      <style:text-properties officeooo:rsid="00c04f45"/>
    </style:style>
    <style:style style:name="T63" style:family="text">
      <style:text-properties officeooo:rsid="00469cdf"/>
    </style:style>
    <style:style style:name="T64" style:family="text">
      <style:text-properties officeooo:rsid="00436464"/>
    </style:style>
    <style:style style:name="T65" style:family="text">
      <style:text-properties officeooo:rsid="004526d1"/>
    </style:style>
    <style:style style:name="T66" style:family="text">
      <style:text-properties officeooo:rsid="0009e870"/>
    </style:style>
    <style:style style:name="T67" style:family="text">
      <style:text-properties officeooo:rsid="000c0ff4"/>
    </style:style>
    <style:style style:name="T68" style:family="text">
      <style:text-properties officeooo:rsid="000df8ba"/>
    </style:style>
    <style:style style:name="T69" style:family="text">
      <style:text-properties style:font-name="Segoi ui" officeooo:rsid="000df8ba"/>
    </style:style>
    <style:style style:name="T70" style:family="text">
      <style:text-properties style:font-name="DejaVu Sans" fo:font-size="16pt" fo:font-weight="bold" officeooo:rsid="001c0c45" style:font-size-asian="16pt" style:font-weight-asian="bold" style:font-size-complex="16pt" style:font-weight-complex="bold"/>
    </style:style>
    <style:style style:name="T71" style:family="text">
      <style:text-properties style:font-name="DejaVu Sans" officeooo:rsid="0036e81d"/>
    </style:style>
    <style:style style:name="T72" style:family="text">
      <style:text-properties style:font-name="DejaVu Sans" officeooo:rsid="00561f33"/>
    </style:style>
    <style:style style:name="T73" style:family="text">
      <style:text-properties style:font-name="DejaVu Sans" officeooo:rsid="00543a80"/>
    </style:style>
    <style:style style:name="T74" style:family="text">
      <style:text-properties style:font-name="DejaVu Sans" officeooo:rsid="000f7c27"/>
    </style:style>
    <style:style style:name="T75" style:family="text">
      <style:text-properties style:font-name="DejaVu Sans" officeooo:rsid="0049d4c8"/>
    </style:style>
    <style:style style:name="T76" style:family="text">
      <style:text-properties style:font-name="DejaVu Sans" fo:font-size="12pt" fo:font-weight="normal" officeooo:rsid="0049d4c8" style:font-size-asian="12pt" style:font-weight-asian="normal" style:font-size-complex="12pt" style:font-weight-complex="normal"/>
    </style:style>
    <style:style style:name="T77" style:family="text">
      <style:text-properties style:font-name="DejaVu Sans" fo:font-size="12pt" fo:font-weight="normal" officeooo:rsid="004c15dd" style:font-size-asian="12pt" style:font-weight-asian="normal" style:font-size-complex="12pt" style:font-weight-complex="normal"/>
    </style:style>
    <style:style style:name="T78" style:family="text">
      <style:text-properties officeooo:rsid="00212eba"/>
    </style:style>
    <style:style style:name="T79" style:family="text">
      <style:text-properties officeooo:rsid="001e23cb"/>
    </style:style>
    <style:style style:name="T80" style:family="text">
      <style:text-properties officeooo:rsid="00273ade"/>
    </style:style>
    <style:style style:name="T81"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1278795631" text:style-name="L1">
        <text:list-item>
          <text:p text:style-name="P4">Use TMDB as the single source of truth.</text:p>
          <text:list>
            <text:list-item>
              <text:p text:style-name="P5">This implies that every object in EMDB was created from a TMDB ingest command.</text:p>
            </text:list-item>
          </text:list>
        </text:list-item>
        <text:list-item>
          <text:p text:style-name="P6">EMDB must respect the TMDB rate limit of 50 requests/second.</text:p>
        </text:list-item>
        <text:list-item>
          <text:p text:style-name="P7">EMDB must have the capability to automatically ingest a<text:span text:style-name="T3">n</text:span> movie/series <text:span text:style-name="T4">from TMDB</text:span>.</text:p>
        </text:list-item>
        <text:list-item>
          <text:p text:style-name="P8">EMDB must have the capability to automatically synchronize a movie/series <text:span text:style-name="T4">from TMDB</text:span>.</text:p>
        </text:list-item>
        <text:list-item>
          <text:p text:style-name="P7"><text:span text:style-name="T5">E</text:span>MDB must have the capability to manually ingest a<text:span text:style-name="T6"> </text:span>movie/series <text:span text:style-name="T3">by TMDB id</text:span><text:span text:style-name="T5">.</text:span></text:p>
        </text:list-item>
        <text:list-item>
          <text:p text:style-name="P7">EMDB must have the capability to manually synchronize a movie/series <text:span text:style-name="T3">by TMDB id</text:span>.<text:span text:style-name="T5"> </text:span></text:p>
        </text:list-item>
        <text:list-item>
          <text:p text:style-name="P9">EMDB must have the ability to manually Read, Update, and Delete <text:span text:style-name="T3">an EMDB</text:span> object <text:span text:style-name="T3">by id</text:span>.</text:p>
        </text:list-item>
        <text:list-item>
          <text:p text:style-name="P9">EMDB must have the ability to lock an <text:span text:style-name="T3">EMDB </text:span>object in order to keep it from being updated the next time it gets synchronized from TMDB.</text:p>
          <text:list>
            <text:list-item>
              <text:p text:style-name="P9">This will allow the EMDB admin to manually correct ingested/synchronized data from TMDB until a moderator can correct the data in TMDB.</text:p>
            </text:list-item>
          </text:list>
        </text:list-item>
      </text:list>
      <text:p text:style-name="P10"/>
      <text:p text:style-name="P11">EMDB Objects</text:p>
      <text:list text:style-name="L2">
        <text:list-item>
          <text:p text:style-name="P12">Movie</text:p>
        </text:list-item>
        <text:list-item>
          <text:p text:style-name="P12">Series</text:p>
        </text:list-item>
        <text:list-item>
          <text:p text:style-name="P12">Season</text:p>
        </text:list-item>
        <text:list-item>
          <text:p text:style-name="P12">Episode</text:p>
        </text:list-item>
        <text:list-item>
          <text:p text:style-name="P12">Person</text:p>
        </text:list-item>
        <text:list-item>
          <text:p text:style-name="P12">Credit</text:p>
        </text:list-item>
        <text:list-item>
          <text:p text:style-name="P13">User</text:p>
        </text:list-item>
      </text:list>
      <text:p text:style-name="P14"/>
      <text:p text:style-name="P15">emdb-cli</text:p>
      <text:p text:style-name="P16">The emdb-cli is a command line interface providing the user with the following capabilities:</text:p>
      <text:list text:style-name="L3">
        <text:list-item>
          <text:p text:style-name="P17">Ingest movie and series data from TMDB.</text:p>
          <text:list>
            <text:list-item>
              <text:p text:style-name="P18">Send<text:span text:style-name="T7">s</text:span> a <text:span text:style-name="T7">POST </text:span>request to the emdb-scraper-service with the TMDB id of the movie/series to ingest</text:p>
              <text:list>
                <text:list-item>
                  <text:p text:style-name="P19"><text:span text:style-name="T8">POST</text:span><text:span text:style-name="T9"> http://localhost:60316/emdb-scraper/api/movies/ingest</text:span></text:p>
                </text:list-item>
                <text:list-item>
                  <text:p text:style-name="P20">body: { "tmdb_id": 78 }</text:p>
                </text:list-item>
              </text:list>
            </text:list-item>
            <text:list-item>
              <text:p text:style-name="P21">Wait<text:span text:style-name="T7">s </text:span>for the response which will be an immediate 202 (Accepted) </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Synchronize movie and series data in EMDB with TMDB. <text:s/><text:span text:style-name="T10">This is a manual refresh of a specific movie/series in EMDB.</text:span></text:p>
          <text:list>
            <text:list-item>
              <text:p text:style-name="P18">Send<text:span text:style-name="T7">s</text:span> a <text:span text:style-name="T10">PUT</text:span><text:span text:style-name="T7"> </text:span>request to the emdb-scraper-service with the <text:span text:style-name="T10">EMDB id of the movie/series to synchronize and the TMDB id with which to synchronize with.</text:span></text:p>
              <text:list>
                <text:list-item>
                  <text:p text:style-name="P19"><text:span text:style-name="T11">POST</text:span><text:span text:style-name="T9"> http://localhost:60316/emdb-scraper/api/movies/</text:span><text:span text:style-name="T12">sync</text:span><text:span text:style-name="T13">hronize</text:span></text:p>
                </text:list-item>
                <text:list-item>
                  <text:p text:style-name="P20">body: { “<text:span text:style-name="T14">emdb_id</text:span>”: <text:span text:style-name="T14">5,</text:span> "tmdb_id": 78 }</text:p>
                </text:list-item>
              </text:list>
            </text:list-item>
            <text:list-item>
              <text:p text:style-name="P21">Wait<text:span text:style-name="T7">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4">Find <text:span text:style-name="T15">object</text:span> <text:span text:style-name="T16">data</text:span> in EMDB by unique identifier. <text:s/><text:span text:style-name="T16">This can be used to verify the ingestion and synchronization from </text:span><text:span text:style-name="T17">TMDB</text:span><text:span text:style-name="T16">.</text:span></text:p>
          <text:list>
            <text:list-item>
              <text:p text:style-name="P25">Sends a GET request to the emdb-media-service with the EMDB id of the <text:span text:style-name="T15">object</text:span> to find</text:p>
              <text:list>
                <text:list-item>
                  <text:p text:style-name="P25">GET <text:span text:style-name="T9">http://localhost:60316/emdb-media/api/</text:span><text:span text:style-name="T18">object</text:span><text:span text:style-name="T9">/{id}</text:span></text:p>
                </text:list-item>
              </text:list>
            </text:list-item>
            <text:list-item>
              <text:p text:style-name="P25">Waits for the response which will be 200 if successful, otherwise a 400 error</text:p>
            </text:list-item>
          </text:list>
        </text:list-item>
        <text:list-item>
          <text:p text:style-name="P26">Update the <text:span text:style-name="T15">object</text:span> by id. <text:s/>This can be used to <text:span text:style-name="T19">override</text:span> specific <text:span text:style-name="T15">object</text:span> fields <text:span text:style-name="T19">from TMDB </text:span><text:span text:style-name="T15">(e.g. movie poster)</text:span>.</text:p>
          <text:list>
            <text:list-item>
              <text:p text:style-name="P25">Sends a <text:span text:style-name="T20">PATCH</text:span> request to the emdb-media-service with the EMDB id of the <text:span text:style-name="T15">object</text:span> to <text:span text:style-name="T20">update and the payload.</text:span></text:p>
              <text:list>
                <text:list-item>
                  <text:p text:style-name="P27"><text:span text:style-name="T21">PATCH</text:span><text:span text:style-name="T22"> </text:span><text:span text:style-name="T22">http://localhost:60316/emdb-media/api/</text:span><text:span text:style-name="T23">object</text:span><text:span text:style-name="T22">/{id}</text:span></text:p>
                </text:list-item>
              </text:list>
            </text:list-item>
            <text:list-item>
              <text:p text:style-name="P28"><text:span text:style-name="T24">Waits for the response which will be 200 if successful, otherwise a 400 error</text:span><text:span text:style-name="T25"> <text:s/></text:span></text:p>
            </text:list-item>
          </text:list>
        </text:list-item>
        <text:list-item>
          <text:p text:style-name="P29">Delete <text:span text:style-name="T15">the object by id</text:span>. <text:s/>This is needed in case the application automatically ingests bad data from TMDB.</text:p>
          <text:list>
            <text:list-item>
              <text:p text:style-name="P25">Sends a <text:span text:style-name="T15">DELETE</text:span> request to the emdb-media-service with the EMDB id of the <text:span text:style-name="T15">object</text:span> to <text:span text:style-name="T15">delete</text:span></text:p>
              <text:list>
                <text:list-item>
                  <text:p text:style-name="P27"><text:span text:style-name="T23">DELETE</text:span><text:span text:style-name="T22"> </text:span><text:span text:style-name="T22">http://localhost:60316/emdb-media/api/</text:span><text:span text:style-name="T23">object</text:span><text:span text:style-name="T22">/{id}</text:span></text:p>
                </text:list-item>
              </text:list>
            </text:list-item>
            <text:list-item>
              <text:p text:style-name="P28">Waits for the response which will be 20<text:span text:style-name="T15">4</text:span> if successful, otherwise a 400 error</text:p>
            </text:list-item>
          </text:list>
        </text:list-item>
      </text:list>
      <text:p text:style-name="P30"/>
      <text:p text:style-name="P30">emdb-scraper-service</text:p>
      <text:p text:style-name="P31">The emdb-scraper-service automatically ingests movie/series data from TMDB every day <text:span text:style-name="T26">at 18:00 UTC </text:span><text:span text:style-name="T27">(06:00 pm local). <text:s/></text:span>It also automatically synchronizes the movie/series data in EMDB with TMDB every day <text:span text:style-name="T26">at</text:span> 20:00 UTC <text:span text:style-name="T27">(0</text:span>8<text:span text:style-name="T27">:00 pm local).</text:span></text:p>
      <text:list text:style-name="L4">
        <text:list-item>
          <text:p text:style-name="P32">Ingest/Synchronize operations are long running processes, several minutes, due to the amount of data and the rate limit. <text:s/>The emdb-cli and emdb-ui will use a request-reply pattern to communicate with the emdb-scraper-service.</text:p>
        </text:list-item>
        <text:list-item>
          <text:p text:style-name="P33">Asynchronously sends movie/series data to the emdb-media-service using reactive messaging.</text:p>
        </text:list-item>
      </text:list>
      <text:p text:style-name="P31"/>
      <text:p text:style-name="P30">emdb-media-service</text:p>
      <text:p text:style-name="P31">The emdb-media-service <text:span text:style-name="T28">manages the movie, series, and people data in the database.</text:span></text:p>
      <text:list text:continue-list="list1278795631"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29">movies/</text:span><text:span text:style-name="T30">ingest</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39">http://localhost:603<text:span text:style-name="T29">1</text:span>0/emdb/api/<text:span text:style-name="T29">movies/</text:span><text:span text:style-name="T37">sync</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35">movies/</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41">Complete</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9">1</text:span>0/emdb/api/<text:span text:style-name="T29">movies/</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2">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35">movies/</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0">POST</text:p>
          </table:table-cell>
          <table:table-cell table:style-name="Endpoints.A1" office:value-type="string">
            <text:p text:style-name="P39">http://localhost:603<text:span text:style-name="T29">1</text:span>0/emdb/api/<text:span text:style-name="T41">series</text:span><text:span text:style-name="T29">/</text:span><text:span text:style-name="T30">ingest</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6">ingest</text:span></text:p>
          </table:table-cell>
        </table:table-row>
        <table:table-row>
          <table:table-cell table:style-name="Endpoints.A1" office:value-type="string">
            <text:p text:style-name="P43">POST</text:p>
          </table:table-cell>
          <table:table-cell table:style-name="Endpoints.A1" office:value-type="string">
            <text:p text:style-name="P49">http://localhost:603<text:span text:style-name="T29">1</text:span>0/emdb/api/<text:span text:style-name="T41">series</text:span><text:span text:style-name="T29">/</text:span><text:span text:style-name="T37">sync</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3">16</text:span><text:span text:style-name="T31">/emdb-</text:span><text:span text:style-name="T34">scraper</text:span><text:span text:style-name="T31">/api/</text:span><text:span text:style-name="T41">series</text:span><text:span text:style-name="T35">/</text:span><text:span text:style-name="T38">sync</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3">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p>
          </table:table-cell>
          <table:table-cell table:style-name="Endpoints.A1" office:value-type="string">
            <text:p text:style-name="P41">Complete</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5">DELETE</text:p>
          </table:table-cell>
          <table:table-cell table:style-name="Endpoints.A1" office:value-type="string">
            <text:p text:style-name="P49">http://localhost:603<text:span text:style-name="T29">1</text:span>0/emdb/api/<text:span text:style-name="T41">series</text:span><text:span text:style-name="T29">/</text:span><text:span text:style-name="T39">{id}/</text:span><text:span text:style-name="T41">credits/{creditId}</text:span></text:p>
          </table:table-cell>
          <table:table-cell table:style-name="Endpoints.A1" office:value-type="string">
            <text:p text:style-name="P44">Not Started</text:p>
          </table:table-cell>
          <table:table-cell table:style-name="Endpoints.A1" office:value-type="string">
            <text:p text:style-name="P48">Route to <text:span text:style-name="T31">http://</text:span><text:span text:style-name="T32">localhost</text:span><text:span text:style-name="T31">:603</text:span><text:span text:style-name="T34">12</text:span><text:span text:style-name="T31">/emdb-</text:span><text:span text:style-name="T40">media</text:span><text:span text:style-name="T31">/api/</text:span><text:span text:style-name="T41">series</text:span><text:span text:style-name="T35">/</text:span><text:span text:style-name="T31">{id}/</text:span><text:span text:style-name="T42">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6">GET</text:p>
          </table:table-cell>
          <table:table-cell table:style-name="Endpoints.A1" office:value-type="string">
            <text:p text:style-name="P47">http://localhost:603<text:span text:style-name="T43">10</text:span>/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47"><text:span text:style-name="T46">Route to </text:span>http://localhost:60322/emdb-user/<text:span text:style-name="T44">api/users/</text:span><text:span text:style-name="T45">{id}</text:span></text:p>
          </table:table-cell>
        </table:table-row>
        <table:table-row>
          <table:table-cell table:style-name="Endpoints.A1" office:value-type="string">
            <text:p text:style-name="P50"/>
          </table:table-cell>
          <table:table-cell table:style-name="Endpoints.A1" office:value-type="string">
            <text:p text:style-name="P39">http://localhost:603<text:span text:style-name="T29">1</text:span>0/emdb/api/<text:span text:style-name="T29">movies/</text:span><text:span text:style-name="T39">{id}</text:span></text:p>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38">Scrap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0">POST</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ingest</text:span></text:p>
          </table:table-cell>
          <table:table-cell table:style-name="Endpoints.A1" office:value-type="string">
            <text:p text:style-name="P52">In Work</text:p>
          </table:table-cell>
          <table:table-cell table:style-name="Endpoints.A1" office:value-type="string">
            <text:p text:style-name="P53"><text:span text:style-name="T52">I</text:span>ngest the specified movie <text:span text:style-name="T37">from TMDB. </text:span><text:span text:style-name="T53">Returns immediately with 202 (Accepted).</text:span></text:p>
          </table:table-cell>
        </table:table-row>
        <table:table-row>
          <table:table-cell table:style-name="Endpoints.A1" office:value-type="string">
            <text:p text:style-name="P54">P<text:span text:style-name="T54">OST</text:span></text:p>
          </table:table-cell>
          <table:table-cell table:style-name="Endpoints.A1" office:value-type="string">
            <text:p text:style-name="P51">http://<text:span text:style-name="T47">localhost</text:span>:603<text:span text:style-name="T48">16</text:span>/emdb-<text:span text:style-name="T49">scraper</text:span>/api/<text:span text:style-name="T50">movies/</text:span><text:span text:style-name="T51">sync</text:span></text:p>
          </table:table-cell>
          <table:table-cell table:style-name="Endpoints.A1" office:value-type="string">
            <text:p text:style-name="P54">Not Started</text:p>
          </table:table-cell>
          <table:table-cell table:style-name="Endpoints.A1" office:value-type="string">
            <text:p text:style-name="P55">Synchronize the specified movie <text:span text:style-name="T37">with TMDB. </text:span><text:span text:style-name="T53">Returns immediately with 202 (Accepted).</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38">Media</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p>
          </table:table-cell>
          <table:table-cell table:style-name="Endpoints.A1" office:value-type="string">
            <text:p text:style-name="P56">In Work</text:p>
          </table:table-cell>
          <table:table-cell table:style-name="Endpoints.A1" office:value-type="string">
            <text:p text:style-name="P51"><text:span text:style-name="T56">Create</text:span> a single <text:span text:style-name="T50">movie</text:span>. Returns 409<text:span text:style-name="T56">(Conflict)</text:span> if a <text:span text:style-name="T57">movie</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42">In Work</text:p>
          </table:table-cell>
          <table:table-cell table:style-name="Endpoints.A1" office:value-type="string">
            <text:p text:style-name="P51">Get the <text:span text:style-name="T59">movie</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7">Not Started</text:p>
          </table:table-cell>
          <table:table-cell table:style-name="Endpoints.A1" office:value-type="string">
            <text:p text:style-name="P57">Updates the movie by id. <text:span text:style-name="T31">Returns 404 </text:span><text:span text:style-name="T60">(Not Found)</text:span><text:span text:style-name="T31"> if the </text:span><text:span text:style-name="T61">movie</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p>
          </table:table-cell>
          <table:table-cell table:style-name="Endpoints.A1" office:value-type="string">
            <text:p text:style-name="P58">Not Started</text:p>
          </table:table-cell>
          <table:table-cell table:style-name="Endpoints.A1" office:value-type="string">
            <text:p text:style-name="P58">Delete the movie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3">the </text:span>movie credits <text:span text:style-name="T63">in the database with the specified credits</text:span></text:p>
          </table:table-cell>
        </table:table-row>
        <table:table-row>
          <table:table-cell table:style-name="Endpoints.A1" office:value-type="string">
            <text:p text:style-name="P60">GE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0">Get the credit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Update the credit by id</text:p>
          </table:table-cell>
        </table:table-row>
        <table:table-row>
          <table:table-cell table:style-name="Endpoints.A1" office:value-type="string">
            <text:p text:style-name="P61">DELETE</text:p>
          </table:table-cell>
          <table:table-cell table:style-name="Endpoints.A1" office:value-type="string">
            <text:p text:style-name="P51">http://<text:span text:style-name="T47">localhost</text:span>:603<text:span text:style-name="T49">12</text:span>/emdb-<text:span text:style-name="T55">media</text:span>/api/<text:span text:style-name="T50">movies/</text:span><text:span text:style-name="T58">{id}/</text:span><text:span text:style-name="T62">credits/</text:span><text:span text:style-name="T64">{</text:span><text:span text:style-name="T65">creditId</text:span><text:span text:style-name="T64">}</text:span></text:p>
          </table:table-cell>
          <table:table-cell table:style-name="Endpoints.A1" office:value-type="string">
            <text:p text:style-name="P44">Not Started</text:p>
          </table:table-cell>
          <table:table-cell table:style-name="Endpoints.A1" office:value-type="string">
            <text:p text:style-name="P61">Delete the credit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6">seris</text:span>. Returns 409<text:span text:style-name="T56">(Conflict)</text:span> if a <text:span text:style-name="T66">series</text:span> with the same title and year already exist<text:span text:style-name="T56">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6">series</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6">series</text:span> by id. <text:span text:style-name="T31">Returns 404 </text:span><text:span text:style-name="T60">(Not Found)</text:span><text:span text:style-name="T31"> if the series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6">series</text:span> by id.</text:p>
          </table:table-cell>
        </table:table-row>
        <table:table-row>
          <table:table-cell table:style-name="Endpoints.A1" office:value-type="string">
            <text:p text:style-name="P59">POS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2">credits</text:span></text:p>
          </table:table-cell>
          <table:table-cell table:style-name="Endpoints.A1" office:value-type="string">
            <text:p text:style-name="P44">Not Started</text:p>
          </table:table-cell>
          <table:table-cell table:style-name="Endpoints.A1" office:value-type="string">
            <text:p text:style-name="P59">Synchronize <text:span text:style-name="T66">series</text:span> credits.</text:p>
          </table:table-cell>
        </table:table-row>
        <table:table-row>
          <table:table-cell table:style-name="Endpoints.A1" office:value-type="string">
            <text:p text:style-name="P63">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p>
          </table:table-cell>
          <table:table-cell table:style-name="Endpoints.A1" office:value-type="string">
            <text:p text:style-name="P64">Not Started</text:p>
          </table:table-cell>
          <table:table-cell table:style-name="Endpoints.A1" office:value-type="string">
            <text:p text:style-name="P65">Synchronize series season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text:span></text:p>
          </table:table-cell>
          <table:table-cell table:style-name="Endpoints.A1" office:value-type="string">
            <text:p text:style-name="P64">Not Started</text:p>
          </table:table-cell>
          <table:table-cell table:style-name="Endpoints.A1" office:value-type="string">
            <text:p text:style-name="P67">Get the season by series id and season number.</text:p>
          </table:table-cell>
        </table:table-row>
        <table:table-row>
          <table:table-cell table:style-name="Endpoints.A1" office:value-type="string">
            <text:p text:style-name="P66">PU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text:span></text:p>
          </table:table-cell>
          <table:table-cell table:style-name="Endpoints.A1" office:value-type="string">
            <text:p text:style-name="P64">Not Started</text:p>
          </table:table-cell>
          <table:table-cell table:style-name="Endpoints.A1" office:value-type="string">
            <text:p text:style-name="P65">Synchronize season episodes.</text:p>
          </table:table-cell>
        </table:table-row>
        <table:table-row>
          <table:table-cell table:style-name="Endpoints.A1" office:value-type="string">
            <text:p text:style-name="P66">GET</text:p>
          </table:table-cell>
          <table:table-cell table:style-name="Endpoints.A1" office:value-type="string">
            <text:p text:style-name="P51">http://<text:span text:style-name="T47">localhost</text:span>:603<text:span text:style-name="T49">12</text:span>/emdb-<text:span text:style-name="T55">media</text:span>/api/<text:span text:style-name="T66">series</text:span><text:span text:style-name="T50">/</text:span><text:span text:style-name="T58">{id}/</text:span><text:span text:style-name="T66">seasons/</text:span><text:span text:style-name="T67">{season}/episodes/{episode}</text:span></text:p>
          </table:table-cell>
          <table:table-cell table:style-name="Endpoints.A1" office:value-type="string">
            <text:p text:style-name="P64">Not Started</text:p>
          </table:table-cell>
          <table:table-cell table:style-name="Endpoints.A1" office:value-type="string">
            <text:p text:style-name="P67">Get the <text:span text:style-name="T67">episode</text:span> by series id, season number, <text:span text:style-name="T67">and episode number</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7">localhost</text:span>:603<text:span text:style-name="T49">12</text:span>/emdb-<text:span text:style-name="T55">media</text:span>/api/<text:span text:style-name="T68">people</text:span></text:p>
          </table:table-cell>
          <table:table-cell table:style-name="Endpoints.A1" office:value-type="string">
            <text:p text:style-name="P62">Not Started</text:p>
          </table:table-cell>
          <table:table-cell table:style-name="Endpoints.A1" office:value-type="string">
            <text:p text:style-name="P51"><text:span text:style-name="T56">Create</text:span> a single <text:span text:style-name="T68">person</text:span>.</text:p>
          </table:table-cell>
        </table:table-row>
        <table:table-row>
          <table:table-cell table:style-name="Endpoints.A1" office:value-type="string">
            <text:p text:style-name="P42">GE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62">Not Started</text:p>
          </table:table-cell>
          <table:table-cell table:style-name="Endpoints.A1" office:value-type="string">
            <text:p text:style-name="P51">Get the <text:span text:style-name="T68">person</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7">Not Started</text:p>
          </table:table-cell>
          <table:table-cell table:style-name="Endpoints.A1" office:value-type="string">
            <text:p text:style-name="P57">Updates the <text:span text:style-name="T68">person</text:span> by id. <text:span text:style-name="T31">Returns 404 </text:span><text:span text:style-name="T60">(Not Found)</text:span><text:span text:style-name="T31"> if the </text:span><text:span text:style-name="T69">person</text:span><text:span text:style-name="T31">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7">localhost</text:span>:603<text:span text:style-name="T49">12</text:span>/emdb-<text:span text:style-name="T55">media</text:span>/api/<text:span text:style-name="T68">people</text:span><text:span text:style-name="T50">/</text:span><text:span text:style-name="T58">{id}</text:span></text:p>
          </table:table-cell>
          <table:table-cell table:style-name="Endpoints.A1" office:value-type="string">
            <text:p text:style-name="P58">Not Started</text:p>
          </table:table-cell>
          <table:table-cell table:style-name="Endpoints.A1" office:value-type="string">
            <text:p text:style-name="P58">Delete the <text:span text:style-name="T68">person</text:span>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68">Us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6">POST</text:p>
          </table:table-cell>
          <table:table-cell table:style-name="Endpoints.A1" office:value-type="string">
            <text:p text:style-name="P47">http://localhost:60322/emdb-user/<text:span text:style-name="T44">api/users</text:span></text:p>
          </table:table-cell>
          <table:table-cell table:style-name="Endpoints.A1" office:value-type="string">
            <text:p text:style-name="P44">Not Started</text:p>
          </table:table-cell>
          <table:table-cell table:style-name="Endpoints.A1" office:value-type="string">
            <text:p text:style-name="P69">Create a single user. Return 409 (Conflict) if a user with the same username already exists.</text:p>
          </table:table-cell>
        </table:table-row>
        <table:table-row>
          <table:table-cell table:style-name="Endpoints.A1" office:value-type="string">
            <text:p text:style-name="P46">GET</text:p>
          </table:table-cell>
          <table:table-cell table:style-name="Endpoints.A1" office:value-type="string">
            <text:p text:style-name="P47">http://localhost:60322/emdb-user/<text:span text:style-name="T44">api/users/</text:span><text:span text:style-name="T45">{id}</text:span></text:p>
          </table:table-cell>
          <table:table-cell table:style-name="Endpoints.A1" office:value-type="string">
            <text:p text:style-name="P44">Not Started</text:p>
          </table:table-cell>
          <table:table-cell table:style-name="Endpoints.A1" office:value-type="string">
            <text:p text:style-name="P70">Get the user by id</text:p>
          </table:table-cell>
        </table:table-row>
      </table:table>
      <text:p text:style-name="P37"><text:span text:style-name="Source_20_Text"><text:span text:style-name="T70"/></text:span></text:p>
      <text:p text:style-name="P71"><text:span text:style-name="Source_20_Text"><text:span text:style-name="T71">TODO</text:span></text:span></text:p>
      <text:list text:style-name="L5">
        <text:list-item>
          <text:p text:style-name="P72"><text:span text:style-name="Source_20_Text"><text:span text:style-name="T9">feature/emdb/gateway (complete)</text:span></text:span></text:p>
          <text:list>
            <text:list-item>
              <text:p text:style-name="P72"><text:span text:style-name="Source_20_Text"><text:span text:style-name="T9">Create an emdb-gateway-service so the emdb-cli and emdb-ui have a single entry point into the application</text:span></text:span></text:p>
            </text:list-item>
          </text:list>
        </text:list-item>
        <text:list-item>
          <text:p text:style-name="P72"><text:span text:style-name="Source_20_Text"><text:span text:style-name="T9">feature/emdb/seasons-episodes</text:span></text:span></text:p>
          <text:list>
            <text:list-item>
              <text:p text:style-name="P72"><text:span text:style-name="Source_20_Text"><text:span text:style-name="T9">Add seasons and episodes to emdb-scraper-service</text:span></text:span></text:p>
            </text:list-item>
            <text:list-item>
              <text:p text:style-name="P72"><text:span text:style-name="Source_20_Text"><text:span text:style-name="T9">Add seasons and episodes to SeriesCreateCommand message to send from emdb-scraper-service to emdb-media-service on series topic</text:span></text:span></text:p>
            </text:list-item>
            <text:list-item>
              <text:p text:style-name="P72"><text:span text:style-name="Source_20_Text"><text:span text:style-name="T9">Save seasons and epsiodes to the database</text:span></text:span></text:p>
              <text:list>
                <text:list-item>
                  <text:p text:style-name="P72"><text:span text:style-name="Source_20_Text"><text:span text:style-name="T9">This needs to be done within a single transaction so that if one episode fails to load the entire transaction gets rolled back guaranteeing there are no orphaned seasons or episodes.</text:span></text:span></text:p>
                </text:list-item>
              </text:list>
            </text:list-item>
            <text:list-item>
              <text:p text:style-name="P73"><text:span text:style-name="Source_20_Text"><text:span text:style-name="T72">Add Read, Update, and Delete operations to emdb-cli</text:span></text:span></text:p>
            </text:list-item>
          </text:list>
        </text:list-item>
        <text:list-item>
          <text:p text:style-name="P72"><text:span text:style-name="Source_20_Text"><text:span text:style-name="T9">feature/emdb/</text:span></text:span><text:span text:style-name="Source_20_Text"><text:span text:style-name="T73">people</text:span></text:span></text:p>
          <text:list>
            <text:list-item>
              <text:p text:style-name="P72"><text:span text:style-name="Source_20_Text"><text:span text:style-name="T73">Add people to emdb-scraper-service</text:span></text:span></text:p>
            </text:list-item>
            <text:list-item>
              <text:p text:style-name="P72"><text:span text:style-name="Source_20_Text"><text:span text:style-name="T73">Add people to MovieCreateCommand message to send from emdb-scraper-service to emdb-media-service on movies topic</text:span></text:span></text:p>
            </text:list-item>
            <text:list-item>
              <text:p text:style-name="P72"><text:span text:style-name="Source_20_Text"><text:span text:style-name="T73">Add people to SeriesCreateCommand message to send from emdb-scraper-service to emdb-media-service on series topic</text:span></text:span></text:p>
            </text:list-item>
            <text:list-item>
              <text:p text:style-name="P72"><text:span text:style-name="Source_20_Text"><text:span text:style-name="T73">Save people in the database</text:span></text:span></text:p>
            </text:list-item>
            <text:list-item>
              <text:p text:style-name="P73"><text:span text:style-name="Source_20_Text"><text:span text:style-name="T72">Add Read, Update, and Delete operations to emdb-cli</text:span></text:span></text:p>
            </text:list-item>
          </text:list>
        </text:list-item>
        <text:list-item>
          <text:p text:style-name="P72"><text:span text:style-name="Source_20_Text"><text:span text:style-name="T9">feature/emdb/credits</text:span></text:span></text:p>
          <text:list>
            <text:list-item>
              <text:p text:style-name="P72"><text:span text:style-name="Source_20_Text"><text:span text:style-name="T9">Add movie credits to emdb-scraper-service</text:span></text:span></text:p>
            </text:list-item>
            <text:list-item>
              <text:p text:style-name="P72"><text:span text:style-name="Source_20_Text"><text:span text:style-name="T9">Add movie credits to MovieCreateCommand message to send from emdb-scraper-service to emdb-media-service on movies topic</text:span></text:span></text:p>
            </text:list-item>
            <text:list-item>
              <text:p text:style-name="P72"><text:span text:style-name="Source_20_Text"><text:span text:style-name="T9">Save movie credits in the database</text:span></text:span></text:p>
            </text:list-item>
            <text:list-item>
              <text:p text:style-name="P72"><text:span text:style-name="Source_20_Text"><text:span text:style-name="T9">Add series credits to emdb-scraper-service</text:span></text:span></text:p>
            </text:list-item>
            <text:list-item>
              <text:p text:style-name="P72"><text:span text:style-name="Source_20_Text"><text:span text:style-name="T9">Add series credits to SeriesCreateCommand message to send from emdb-scraper-service to emdb-media-service on series topic</text:span></text:span></text:p>
            </text:list-item>
            <text:list-item>
              <text:p text:style-name="P72"><text:span text:style-name="Source_20_Text"><text:span text:style-name="T9">Save series credits in the database</text:span></text:span></text:p>
            </text:list-item>
            <text:list-item>
              <text:p text:style-name="P73"><text:span text:style-name="Source_20_Text"><text:span text:style-name="T72">Add Read, Update, and Delete operations to emdb-cli</text:span></text:span></text:p>
            </text:list-item>
          </text:list>
        </text:list-item>
        <text:list-item>
          <text:p text:style-name="P72"><text:span text:style-name="Source_20_Text"><text:span text:style-name="T9">feature/emdb/scraper-async</text:span></text:span></text:p>
          <text:list>
            <text:list-item>
              <text:p text:style-name="P72"><text:span text:style-name="Source_20_Text"><text:span text:style-name="T9">Make the scraper ingest/synchronize methods asynchronous so that clients are not waiting on a long running process such as scraping movie/series data from TMDB.</text:span></text:span></text:p>
            </text:list-item>
            <text:list-item>
              <text:p text:style-name="P72"><text:span text:style-name="Source_20_Text"><text:span text:style-name="T9">The ingest/synchronize endpoints should immediately return 202 (Accepted)</text:span></text:span></text:p>
            </text:list-item>
            <text:list-item>
              <text:p text:style-name="P72"><text:span text:style-name="Source_20_Text"><text:span text:style-name="T9">Publish job status to a topic</text:span></text:span></text:p>
              <text:list>
                <text:list-item>
                  <text:p text:style-name="P74"><text:span text:style-name="Source_20_Text"><text:span text:style-name="T9">QUEUED</text:span></text:span></text:p>
                </text:list-item>
                <text:list-item>
                  <text:p text:style-name="P74"><text:span text:style-name="Source_20_Text"><text:span text:style-name="T9">SCRAPING</text:span></text:span></text:p>
                </text:list-item>
                <text:list-item>
                  <text:p text:style-name="P74"><text:span text:style-name="Source_20_Text"><text:span text:style-name="T9">SAVING</text:span></text:span></text:p>
                </text:list-item>
                <text:list-item>
                  <text:p text:style-name="P74"><text:span text:style-name="Source_20_Text"><text:span text:style-name="T9">COMPLETED</text:span></text:span></text:p>
                </text:list-item>
              </text:list>
            </text:list-item>
          </text:list>
        </text:list-item>
        <text:list-item>
          <text:p text:style-name="P72"><text:span text:style-name="Source_20_Text"><text:span text:style-name="T9">feature/emdb/cli-status</text:span></text:span></text:p>
          <text:list>
            <text:list-item>
              <text:p text:style-name="P72"><text:span text:style-name="Source_20_Text"><text:span text:style-name="T9">Update the CLI to poll for the status of the ingest/synchronize jobs the user submits</text:span></text:span></text:p>
            </text:list-item>
          </text:list>
        </text:list-item>
      </text:list>
      <text:p text:style-name="P75"><text:span text:style-name="Source_20_Text"><text:span text:style-name="T74"/></text:span></text:p>
      <text:p text:style-name="P76"><text:span text:style-name="Source_20_Text"><text:span text:style-name="T75">Ingest</text:span></text:span></text:p>
      <text:list text:style-name="L6">
        <text:list-item>
          <text:p text:style-name="P77"><text:span text:style-name="Source_20_Text"><text:span text:style-name="T76">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78"><text:span text:style-name="Source_20_Text"><text:span text:style-name="T77">Database insert</text:span></text:span></text:p>
          <text:list>
            <text:list-item>
              <text:p text:style-name="P78"><text:span text:style-name="Source_20_Text"><text:span text:style-name="T77">Insert the new Movie, throw EntityExistsException if a movie already exists with the same TMDB id</text:span></text:span></text:p>
            </text:list-item>
            <text:list-item>
              <text:p text:style-name="P78"><text:span text:style-name="Source_20_Text"><text:span text:style-name="T77">Batch insert the list of people, return CREATED for each person inserted and UNCHANGED for any person that already exists by TMDB id</text:span></text:span></text:p>
            </text:list-item>
            <text:list-item>
              <text:p text:style-name="P78"><text:span text:style-name="Source_20_Text"><text:span text:style-name="T77">Batch insert the list of credits</text:span></text:span></text:p>
            </text:list-item>
          </text:list>
        </text:list-item>
      </text:list>
      <text:p text:style-name="P75"><text:span text:style-name="Source_20_Text"><text:span text:style-name="T74"/></text:span></text:p>
      <text:p text:style-name="P75"><text:span text:style-name="Source_20_Text"><text:span text:style-name="T74">Synchronize</text:span></text:span></text:p>
      <text:p text:style-name="P75"><text:span text:style-name="Source_20_Text"><text:span text:style-name="T74"/></text:span></text:p>
      <text:p text:style-name="P79">Notes:</text:p>
      <text:list text:style-name="L7">
        <text:list-item>
          <text:p text:style-name="P80">TMDB does not provide a change key for Season/Episode vote_averag<text:span text:style-name="T78">e and</text:span> poster/still_path. </text:p>
        </text:list-item>
      </text:list>
      <text:list text:style-name="L8">
        <text:list-item>
          <text:p text:style-name="P81">The Series first air date and Season air date are derived from the air date of the first episode.</text:p>
        </text:list-item>
        <text:list-item>
          <text:p text:style-name="P81">The Series last air date is derived from the air date of the last episode to air.</text:p>
        </text:list-item>
        <text:list-item>
          <text:p text:style-name="P81">Every time we fetch the Series details we get the <text:span text:style-name="T79">default</text:span> Seasons but not the <text:s/><text:span text:style-name="T79">E</text:span>pisodes.</text:p>
        </text:list-item>
      </text:list>
      <text:p text:style-name="P82"/>
      <text:p text:style-name="P83">The best way to keep the Season/Episode vote_averag<text:span text:style-name="T78">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3"/>
      <text:p text:style-name="P84">Algorithm:</text:p>
      <text:list xml:id="list67292631" text:style-name="L9">
        <text:list-item>
          <text:p text:style-name="P85"><text:span text:style-name="T80">Sync</text:span> the collection of Seasons in EMDB <text:span text:style-name="T80">with TMDB</text:span></text:p>
        </text:list-item>
      </text:list>
      <text:list text:style-name="L10">
        <text:list-item>
          <text:list>
            <text:list-item>
              <text:p text:style-name="P86">Perform a complete replacement of the collection of Seasons in EMDB with the one from TMDB.</text:p>
              <text:list>
                <text:list-item>
                  <text:p text:style-name="P86">If an existing Season in EMDB is not present in the updated Seasons from TMDB, it will be deleted.</text:p>
                </text:list-item>
                <text:list-item>
                  <text:p text:style-name="P86">If a Season from TMDB is not present in EMDB, it will be inserted.</text:p>
                </text:list-item>
                <text:list-item>
                  <text:p text:style-name="P86">If a Season from TMDB already exists in EMDB, it will be updated if changed</text:p>
                </text:list-item>
              </text:list>
            </text:list-item>
          </text:list>
        </text:list-item>
      </text:list>
      <text:list text:style-name="L11">
        <text:list-item>
          <text:list>
            <text:list-item>
              <text:list>
                <text:list-item>
                  <text:p text:style-name="P87">PUT http://127.0.0.1:60320/emdb/api/series/{id}/seasons</text:p>
                </text:list-item>
              </text:list>
            </text:list-item>
          </text:list>
        </text:list-item>
      </text:list>
      <text:list text:continue-list="list67292631" text:style-name="L9">
        <text:list-item>
          <text:p text:style-name="P85"><text:span text:style-name="Source_20_Text"><text:span text:style-name="T9">Update the collection of Episodes in EMDB</text:span></text:span></text:p>
        </text:list-item>
      </text:list>
      <text:p text:style-name="P75"><text:span text:style-name="Source_20_Text"><text:span text:style-name="T8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18T18:30:17.479440825</dc:date>
    <meta:editing-duration>P6DT12H53M4S</meta:editing-duration>
    <meta:editing-cycles>71</meta:editing-cycles>
    <meta:generator>LibreOffice/25.8.2.2$Linux_X86_64 LibreOffice_project/d401f2107ccab8f924a8e2df40f573aab7605b6f</meta:generator>
    <meta:document-statistic meta:table-count="1" meta:image-count="0" meta:object-count="0" meta:page-count="1" meta:paragraph-count="293" meta:word-count="1663" meta:character-count="12779" meta:non-whitespace-character-count="11469"/>
  </office:meta>
</office:document-meta>
</file>